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2pt" officeooo:rsid="000e678b" officeooo:paragraph-rsid="000e678b" style:font-size-asian="22pt" style:font-size-complex="22pt"/>
    </style:style>
    <style:style style:name="P2" style:family="paragraph" style:parent-style-name="Standard" style:list-style-name="L1">
      <style:text-properties fo:font-size="22pt" officeooo:rsid="000e678b" officeooo:paragraph-rsid="000e678b" style:font-size-asian="22pt" style:font-size-complex="22pt"/>
    </style:style>
    <style:style style:name="P3" style:family="paragraph" style:parent-style-name="Standard" style:list-style-name="L3">
      <style:text-properties fo:font-size="22pt" officeooo:rsid="000e678b" officeooo:paragraph-rsid="000e678b" style:font-size-asian="22pt" style:font-size-complex="22pt"/>
    </style:style>
    <style:style style:name="P4" style:family="paragraph" style:parent-style-name="Standard" style:list-style-name="L4">
      <style:text-properties fo:font-size="22pt" officeooo:rsid="000e678b" officeooo:paragraph-rsid="000e678b" style:font-size-asian="22pt" style:font-size-complex="22pt"/>
    </style:style>
    <style:style style:name="P5" style:family="paragraph" style:parent-style-name="Standard" style:list-style-name="L5">
      <style:text-properties fo:font-size="22pt" officeooo:rsid="000f216f" officeooo:paragraph-rsid="000f216f" style:font-size-asian="22pt" style:font-size-complex="22pt"/>
    </style:style>
    <style:style style:name="P6" style:family="paragraph" style:parent-style-name="Standard" style:list-style-name="L3">
      <style:text-properties fo:font-size="22pt" fo:font-weight="bold" officeooo:rsid="000e678b" officeooo:paragraph-rsid="000e678b" style:font-size-asian="22pt" style:font-weight-asian="bold" style:font-size-complex="22pt" style:font-weight-complex="bold"/>
    </style:style>
    <style:style style:name="P7" style:family="paragraph" style:parent-style-name="Standard" style:list-style-name="L4">
      <style:text-properties fo:font-size="22pt" fo:font-weight="bold" officeooo:rsid="000e678b" officeooo:paragraph-rsid="000e678b" style:font-size-asian="22pt" style:font-weight-asian="bold" style:font-size-complex="22pt" style:font-weight-complex="bold"/>
    </style:style>
    <style:style style:name="P8" style:family="paragraph" style:parent-style-name="Standard" style:list-style-name="L4">
      <style:text-properties fo:font-size="22pt" fo:font-weight="bold" officeooo:rsid="000e678b" officeooo:paragraph-rsid="000f216f" style:font-size-asian="22pt" style:font-weight-asian="bold" style:font-size-complex="22pt" style:font-weight-complex="bold"/>
    </style:style>
    <style:style style:name="P9" style:family="paragraph" style:parent-style-name="Standard" style:list-style-name="L3">
      <style:text-properties fo:font-size="22pt" fo:font-weight="bold" officeooo:rsid="00108c9c" officeooo:paragraph-rsid="00108c9c" style:font-size-asian="22pt" style:font-weight-asian="bold" style:font-size-complex="22pt" style:font-weight-complex="bold"/>
    </style:style>
    <style:style style:name="P10" style:family="paragraph" style:parent-style-name="Standard" style:list-style-name="L2">
      <style:text-properties fo:font-size="22pt" fo:font-weight="normal" officeooo:rsid="000e678b" officeooo:paragraph-rsid="000e678b" style:font-size-asian="22pt" style:font-weight-asian="normal" style:font-size-complex="22pt" style:font-weight-complex="normal"/>
    </style:style>
    <style:style style:name="T1" style:family="text">
      <style:text-properties officeooo:rsid="000f21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216f" style:font-weight-asian="bold" style:font-weight-complex="bold"/>
    </style:style>
    <style:style style:name="T4" style:family="text">
      <style:text-properties fo:font-weight="bold" officeooo:rsid="00108c9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f216f" style:font-weight-asian="normal" style:font-weight-complex="normal"/>
    </style:style>
    <style:style style:name="T7" style:family="text">
      <style:text-properties officeooo:rsid="00108c9c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ent ouvrier ce projet ?</text:p>
      <text:p text:style-name="P1"/>
      <text:list text:style-name="L1">
        <text:list-item>
          <text:p text:style-name="P2"><text:span text:style-name="T1">Se deplacer dans le </text:span><text:span text:style-name="T6">projet </text:span><text:span text:style-name="T3">projet_blog</text:span><text:span text:style-name="T6"> </text:span>Creer un environnement Virtuel:</text:p>
          <text:list>
            <text:list-item>
              <text:p text:style-name="P2"><text:s/><text:span text:style-name="T7">Supprimer l’ancien :</text:span><text:span text:style-name="T4"> </text:span><text:span text:style-name="T2">rm -rf .env</text:span></text:p>
            </text:list-item>
          </text:list>
        </text:list-item>
      </text:list>
      <text:list text:style-name="L2">
        <text:list-item>
          <text:list>
            <text:list-item>
              <text:p text:style-name="P10">sur linux &amp; mac : <text:span text:style-name="T2">python3 -m venv .env</text:span></text:p>
            </text:list-item>
            <text:list-item>
              <text:p text:style-name="P10">sur windows : <text:span text:style-name="T2">python -m venv .env</text:span></text:p>
            </text:list-item>
          </text:list>
        </text:list-item>
      </text:list>
      <text:list text:style-name="L3">
        <text:list-item>
          <text:p text:style-name="P3">Activer l’environnement virtuel :</text:p>
          <text:list>
            <text:list-item>
              <text:p text:style-name="P6">source .env/bin/activate<text:span text:style-name="T5"> pour linux &amp; mac</text:span></text:p>
            </text:list-item>
            <text:list-item>
              <text:p text:style-name="P6">env\Scripts\activate.bat <text:span text:style-name="T5">pour windows sur CMD</text:span></text:p>
            </text:list-item>
          </text:list>
        </text:list-item>
        <text:list-item>
          <text:p text:style-name="P9"><text:span text:style-name="T5">Installer les dependance</text:span></text:p>
          <text:list>
            <text:list-item>
              <text:p text:style-name="P9">pip freeze &gt; requirements.txt</text:p>
            </text:list-item>
          </text:list>
        </text:list-item>
        <text:list-item>
          <text:p text:style-name="P3">se deplacer dans le dossier src :</text:p>
          <text:list>
            <text:list-item>
              <text:p text:style-name="P6">cd src</text:p>
            </text:list-item>
          </text:list>
        </text:list-item>
      </text:list>
      <text:list text:style-name="L4">
        <text:list-item>
          <text:p text:style-name="P4">lancer le server django</text:p>
          <text:list>
            <text:list-item>
              <text:p text:style-name="P7">python3 manage.py runserver <text:span text:style-name="T6">sur linux &amp; mac</text:span></text:p>
            </text:list-item>
            <text:list-item>
              <text:p text:style-name="P8">python manage.py runserver <text:span text:style-name="T6">sur windows</text:span></text:p>
            </text:list-item>
          </text:list>
        </text:list-item>
      </text:list>
      <text:list text:style-name="L5">
        <text:list-item>
          <text:p text:style-name="P5">taper <text:span text:style-name="T2">http://127.0.0.1:8000/</text:span> dans son navigateur pour ouvrir le blog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7:43:00.438153631</meta:creation-date>
    <dc:date>2026-02-10T18:54:22.150073282</dc:date>
    <meta:editing-duration>PT18M5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08" meta:character-count="599" meta:non-whitespace-character-count="521"/>
  </office:meta>
</office:document-meta>
</file>